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fo:break-before="auto" fo:break-after="auto" style:writing-mode="lr-tb"/>
    </style:style>
    <style:style style:name="P2" style:family="paragraph" style:parent-style-name="Standard" style:master-page-name="Standard">
      <style:paragraph-properties fo:line-height="115%" fo:text-align="justify" style:justify-single-word="false" style:page-number="auto" fo:break-before="auto" fo:break-after="auto" style:writing-mode="lr-tb"/>
    </style:style>
    <style:style style:name="P3" style:family="paragraph">
      <style:paragraph-properties fo:margin-left="0cm" fo:margin-right="0cm" fo:margin-top="0cm" fo:margin-bottom="0cm" fo:line-height="100%" fo:text-align="start" fo:text-indent="0cm" style:writing-mode="lr-tb"/>
    </style:style>
    <style:style style:name="T1"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cter4</text:p>
      <text:p text:style-name="P1">Za każdym razem wypatruję odcinka, który jest poświęcony rozwijaniu się Twilight jako księżniczki, gdyż ciągle uważam, że temat jest traktowany po macoszemu, zresztą jak sam zamek, gdzie poruszamy się po 3 pomieszczeniach na krzyż. Sam zaś odcinek rozpatruję na trzech płaszczyznach. Pierwsza to odkrywanie przez naszą lawendową klacz, że mimo piastowania tak ważnego stanowiska, dalej może pozwolić sobie na uczucia, bo nie są one czymś złym. A tym uczuciem jest zazdrość z powodu wspólnej zabawy jaka ją minęła. Chyba każdy z nas spotkał się już z taką sytuacją w życiu. I nie jest to coś złego, odczuwać takie emocje, pod warunkiem że nie zaczynają się za bardzo rozrastać i przysłaniać nam normalne życie. Drugą płaszczyzną są przyjaciele, który spędzili wspaniały czas. Nikt nigdy nikomu nie bronił się dobrze bawić, ale też trzeba znać umiar w opowiadaniu i chwaleniu się, jak to świetnie nam nie było. Takie zachowanie może dość mocno kłuć w serce znajomych, którzy z różnych powodów nie mogli być, a nie wszyscy będą mieli tyle odwagi, aby tak ja Twilight powiedzieć, co ich boli. Ostatnim aspektem jest Discord. Zawsze lubi on pogrywać innymi, ale i on dostaje lekcję, gdy ktoś nim przypadkowo zagra tak samo. I mimo że pozbył się chęci zapanowania nad światem, to dalej lubi mieszać na swój sposób i jeszcze wiele razy będzie musiał dostawać nauczkę, jak podczas tego odcinka, aby stwierdzić, że się zreformował. </text:p>
      <text:p text:style-name="P1"/>
      <text:p text:style-name="P1">Dolar84</text:p>
      <text:p text:style-name="P1">Świetny odcinek! I mogę to powiedzieć z czystym sumieniem, a nie tylko dlatego, że był Discord – tak już mam, że epizody z głosem Johna DeLancie automatycznie dostają u mnie 10/10 niezależnie od zawartości. A tu proszę – doskonale się bawiłem podczas całego seansu. Widz łatwo mógł się wczuć w sytuację Twilight – <office:annotation><dc:date>0000-00-00T00:00:00</dc:date><text:p text:style-name="P3"><text:span text:style-name="T1">Odcinek o naszej redakcyjnej konfie.</text:span></text:p></office:annotation>nie miał pojęcia, czego dotyczą żarciki, a obiektywnie rzecz ujmując, nie były śmieszne. Chyba naprawdę trzeba tam było być, żeby je pojąć. Twórcy bardzo ładnie to przedstawili. Dodatkowo Discord nadal nie jest całkowicie zreformowany i musi wykręcać jakieś numery – i tak właśnie powinno zostać. Jeżeli on stałby się całkiem dobry, miły, serdeczny i tak dalej, to byłby zwyczajnie nudny. A tak zawsze jest się z czego pośmiać. Dodatkowym plusem odcinka jest przynajmniej częściowy powrót neurotycznej Twilight znanej z pierwszych dwóch sezonów. Co prawda jej reakcje są nieco bardziej stonowane, no ale w końcu teraz jest Księżniczką – tak wypada. A jednak widać ten znajomy rys jajogłowego szaleństwa. Kolejnym plusem jest epizodyczna rola Zecory – coś jej malutko było w tym sezonie, więc każdy dodatkowy rym cieszy i to bardzo. Jeżeli dodać do tego krzynkę nawiązań takich jak Discord Van Gogh i Pinkie z „Powrotu do przyszłości”, to kreuje nam się obraz naprawdę fajnego odcinka – powiedziałbym, że jednego z najlepszych w sezon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initial-creator/>
    <meta:editing-cycles>2</meta:editing-cycles>
    <dc:date>2015-12-22T18:55:14.627000000</dc:date>
    <meta:editing-duration>PT22S</meta:editing-duration>
    <meta:document-statistic meta:table-count="0" meta:image-count="0" meta:object-count="0" meta:page-count="1" meta:paragraph-count="4" meta:word-count="441" meta:character-count="2787" meta:non-whitespace-character-count="2342"/>
  </office:meta>
</office:document-meta>
</file>